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366d4" officeooo:paragraph-rsid="001366d4" style:font-weight-asian="bold" style:font-weight-complex="bold"/>
    </style:style>
    <style:style style:name="P2" style:family="paragraph" style:parent-style-name="Standard">
      <style:text-properties style:font-name="Arial" fo:font-weight="bold" officeooo:rsid="001542ba" officeooo:paragraph-rsid="001542ba" style:font-weight-asian="bold" style:font-weight-complex="bold"/>
    </style:style>
    <style:style style:name="P3" style:family="paragraph" style:parent-style-name="Standard">
      <style:text-properties officeooo:paragraph-rsid="001542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42ba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weight-asian="normal" style:font-weight-complex="normal"/>
    </style:style>
    <style:style style:name="T4" style:family="text">
      <style:text-properties style:font-name="Arial" fo:font-weight="bold" officeooo:rsid="001542ba" style:font-weight-asian="bold" style:font-weight-complex="bold"/>
    </style:style>
    <style:style style:name="T5" style:family="text">
      <style:text-properties style:font-name="Arial" fo:font-weight="normal" officeooo:rsid="001542ba" style:font-weight-asian="normal" style:font-weight-complex="normal"/>
    </style:style>
    <style:style style:name="T6" style:family="text">
      <style:text-properties style:font-name="Arial" fo:font-weight="normal" officeooo:rsid="0016f6a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Kauê Lucas Silvério Oliveira</text:span></text:p>
      <text:p text:style-name="P1">Matrícula: <text:span text:style-name="T1">11821BCC007</text:span></text:p>
      <text:p text:style-name="P1"><text:span text:style-name="T1"/></text:p>
      <text:p text:style-name="P1">Respostas:</text:p>
      <text:p text:style-name="P1">1) a) <text:span text:style-name="T1">A tarefa de agrupamento de dados é a utilização de algoritmos para agrupar grandes quantidades de dados, buscando definir o melhor agrupamento possível desses dados dependendo do problema a ser resolvido ou estudado.</text:span></text:p>
      <text:p text:style-name="P1">b) <text:span text:style-name="T2">O agrupamento pode ser usado para agrupar clientes de uma companhia telefônica por exemplo, assim identificando tipos similares de clientes e criando um plano de ação para cada grupo.</text:span></text:p>
      <text:p text:style-name="P2">c) <text:span text:style-name="T1">Estudar o agrupamento de dados é muito importante considerando a quantidade de dados que lidamos atualmente. Esse estudo permite criar grupos e identificar características que podem facilitar diversas tarefas de análise no ambiente profissional.</text:span></text:p>
      <text:p text:style-name="P3"><text:span text:style-name="T4">d)</text:span><text:span text:style-name="T5"> Algoritmo de Prim e </text:span><text:span text:style-name="T6">Bisecting K-Mean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4T11:00:45.366000000</meta:creation-date>
    <dc:date>2020-08-14T11:20:05.722000000</dc:date>
    <meta:editing-duration>PT9M14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7" meta:word-count="115" meta:character-count="762" meta:non-whitespace-character-count="654"/>
  </office:meta>
</office:document-meta>
</file>